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7cm" draw:marker-start-width="1.25cm" draw:marker-end-width="1.25cm" draw:fill="none" draw:textarea-vertical-align="middle" fo:padding-top="0.475cm" fo:padding-bottom="0.475cm" fo:padding-left="0.6cm" fo:padding-right="0.6cm"/>
    </style:style>
    <style:style style:name="gr2" style:family="graphic" style:parent-style-name="standard">
      <style:graphic-properties svg:stroke-width="0.3cm" svg:stroke-color="#990000" draw:marker-start-width="0.65cm" draw:marker-end-width="0.65cm" draw:fill="solid" draw:fill-color="#cccccc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standard">
      <style:graphic-properties svg:stroke-width="0.3cm" svg:stroke-color="#000099" draw:marker-start-width="0.65cm" draw:marker-end-width="0.65cm" draw:fill="solid" draw:fill-color="#cccccc" draw:textarea-horizontal-align="justify" draw:textarea-vertical-align="middle" draw:auto-grow-height="false" fo:padding-top="0.275cm" fo:padding-bottom="0.275cm" fo:padding-left="0.4cm" fo:padding-right="0.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990000" fo:font-size="130pt" fo:text-shadow="1pt 1pt" style:text-underline-style="none" fo:font-weight="bold" style:font-size-asian="130pt" style:font-weight-asian="bold" style:font-size-complex="130pt" style:font-weight-complex="bold"/>
    </style:style>
    <style:style style:name="T1" style:family="text">
      <style:text-properties fo:color="#990000" fo:font-size="130pt" fo:text-shadow="1pt 1pt" style:text-underline-style="none" fo:font-weight="bold" style:font-size-asian="130pt" style:font-weight-asian="bold" style:font-size-complex="1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16cm" svg:y1="5.245cm" svg:x2="2.851cm" svg:y2="2.705cm">
          <text:p/>
        </draw:line>
        <draw:line draw:style-name="gr1" draw:text-style-name="P1" draw:layer="layout" svg:x1="4.248cm" svg:y1="1.716cm" svg:x2="6.915cm" svg:y2="2.097cm">
          <text:p/>
        </draw:line>
        <draw:custom-shape draw:style-name="gr2" draw:text-style-name="P1" draw:layer="layout" svg:width="2.286cm" svg:height="2.286cm" svg:x="1.962cm" svg:y="0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86cm" svg:height="2.286cm" svg:x="6.914cm" svg:y="1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86cm" svg:height="2.286cm" svg:x="0.692cm" svg:y="5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7.631cm" svg:height="5.378cm" svg:x="2.224cm" svg:y="5.001cm">
          <draw:text-box>
            <text:p text:style-name="P2"><text:span text:style-name="T1">M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02T16:07:08.540371886</meta:creation-date>
    <dc:date>2014-12-02T16:59:34.221963510</dc:date>
    <dc:creator>Labio </dc:creator>
    <meta:editing-duration>PT22M5S</meta:editing-duration>
    <meta:editing-cycles>1</meta:editing-cycles>
    <meta:document-statistic meta:object-count="6"/>
    <meta:generator>LibreOffice/4.2.3.3$Linux_X86_64 LibreOffice_project/420m0$Build-3</meta:generator>
  </office:meta>
</office:document-meta>
</file>